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Arial" svg:font-family="Arial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0.25cm" fo:min-width="1.2cm" fo:padding-top="0.141cm" fo:padding-bottom="0.141cm" fo:padding-left="0.266cm" fo:padding-right="0.266cm"/>
      <style:paragraph-properties style:writing-mode="lr-tb"/>
    </style:style>
    <style:style style:name="gr2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0.25cm" fo:min-width="1.8cm" fo:padding-top="0.141cm" fo:padding-bottom="0.141cm" fo:padding-left="0.266cm" fo:padding-right="0.266cm"/>
    </style:style>
    <style:style style:name="gr3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0.25cm" fo:min-width="1cm" fo:padding-top="0.141cm" fo:padding-bottom="0.141cm" fo:padding-left="0.266cm" fo:padding-right="0.266cm"/>
    </style:style>
    <style:style style:name="gr4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0.25cm" fo:min-width="0.5cm" fo:padding-top="0.141cm" fo:padding-bottom="0.141cm" fo:padding-left="0.266cm" fo:padding-right="0.266cm"/>
    </style:style>
    <style:style style:name="gr5" style:family="graphic" style:parent-style-name="standard">
      <style:graphic-properties svg:stroke-width="0.099cm" draw:marker-start-width="0.348cm" draw:marker-end-width="0.348cm" draw:fill="none" draw:textarea-horizontal-align="justify" draw:textarea-vertical-align="middle" draw:auto-grow-height="false" fo:min-height="58.116cm" fo:min-width="81.066cm" fo:padding-top="0.174cm" fo:padding-bottom="0.174cm" fo:padding-left="0.299cm" fo:padding-right="0.299cm"/>
    </style:style>
    <style:style style:name="gr6" style:family="graphic" style:parent-style-name="standard">
      <style:graphic-properties svg:stroke-width="0.099cm" draw:marker-start-width="0.348cm" draw:marker-end-width="0.348cm" draw:textarea-horizontal-align="justify" draw:textarea-vertical-align="middle" draw:auto-grow-height="false" fo:min-height="1.216cm" fo:min-width="11.466cm" fo:padding-top="0.174cm" fo:padding-bottom="0.174cm" fo:padding-left="0.299cm" fo:padding-right="0.299cm"/>
      <style:paragraph-properties style:writing-mode="lr-tb"/>
    </style:style>
    <style:style style:name="gr7" style:family="graphic" style:parent-style-name="standard">
      <style:graphic-properties svg:stroke-width="0.099cm" draw:marker-start-width="0.252cm" draw:marker-end-width="0.252cm" draw:textarea-horizontal-align="justify" draw:textarea-vertical-align="middle" draw:auto-grow-height="false" fo:min-height="0.25cm" fo:min-width="0.5cm" fo:padding-top="0.174cm" fo:padding-bottom="0.174cm" fo:padding-left="0.299cm" fo:padding-right="0.299cm"/>
      <style:paragraph-properties style:writing-mode="lr-tb"/>
    </style:style>
    <style:style style:name="gr8" style:family="graphic" style:parent-style-name="standard">
      <style:graphic-properties svg:stroke-width="0.099cm" draw:marker-start-width="0.348cm" draw:marker-end-width="0.348cm" draw:textarea-horizontal-align="justify" draw:textarea-vertical-align="middle" draw:auto-grow-height="false" fo:min-height="2.75cm" fo:min-width="6.5cm" fo:padding-top="0.174cm" fo:padding-bottom="0.174cm" fo:padding-left="0.299cm" fo:padding-right="0.299cm" fo:wrap-option="wrap"/>
      <style:paragraph-properties style:writing-mode="lr-tb"/>
    </style:style>
    <style:style style:name="gr9" style:family="graphic" style:parent-style-name="standard">
      <style:graphic-properties svg:stroke-width="0.099cm" draw:marker-start-width="0.348cm" draw:marker-end-width="0.348cm" draw:textarea-horizontal-align="justify" draw:textarea-vertical-align="middle" draw:auto-grow-height="false" fo:min-height="1.35cm" fo:min-width="4.5cm" fo:padding-top="0.174cm" fo:padding-bottom="0.174cm" fo:padding-left="0.299cm" fo:padding-right="0.299cm"/>
      <style:paragraph-properties style:writing-mode="lr-tb"/>
    </style:style>
    <style:style style:name="gr10" style:family="graphic" style:parent-style-name="standard">
      <style:graphic-properties svg:stroke-width="0.099cm" draw:marker-start-width="0.348cm" draw:marker-end-width="0.348cm" draw:textarea-horizontal-align="justify" draw:textarea-vertical-align="middle" draw:auto-grow-height="false" fo:min-height="0.25cm" fo:min-width="1cm" fo:padding-top="0.174cm" fo:padding-bottom="0.174cm" fo:padding-left="0.299cm" fo:padding-right="0.299cm"/>
      <style:paragraph-properties style:writing-mode="lr-tb"/>
    </style:style>
    <style:style style:name="gr11" style:family="graphic" style:parent-style-name="standard">
      <style:graphic-properties svg:stroke-width="0.099cm" draw:marker-start-width="0.348cm" draw:marker-end-width="0.348cm" draw:textarea-horizontal-align="justify" draw:textarea-vertical-align="middle" draw:auto-grow-height="false" fo:min-height="0.25cm" fo:min-width="1.5cm" fo:padding-top="0.174cm" fo:padding-bottom="0.174cm" fo:padding-left="0.299cm" fo:padding-right="0.299cm"/>
      <style:paragraph-properties style:writing-mode="lr-tb"/>
    </style:style>
    <style:style style:name="gr12" style:family="graphic" style:parent-style-name="standard">
      <style:graphic-properties svg:stroke-width="0.099cm" draw:marker-start-width="0.348cm" draw:marker-end-width="0.348cm" draw:textarea-horizontal-align="justify" draw:textarea-vertical-align="middle" draw:auto-grow-height="false" fo:min-height="0.65cm" fo:min-width="1cm" fo:padding-top="0.174cm" fo:padding-bottom="0.174cm" fo:padding-left="0.299cm" fo:padding-right="0.299cm"/>
    </style:style>
    <style:style style:name="gr13" style:family="graphic" style:parent-style-name="standard">
      <style:graphic-properties svg:stroke-width="0.099cm" draw:marker-start-width="0.348cm" draw:marker-end-width="0.348cm" draw:textarea-horizontal-align="justify" draw:textarea-vertical-align="middle" draw:auto-grow-height="false" fo:min-height="0.65cm" fo:min-width="1.5cm" fo:padding-top="0.174cm" fo:padding-bottom="0.174cm" fo:padding-left="0.299cm" fo:padding-right="0.299cm"/>
    </style:style>
    <style:style style:name="gr14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0.25cm" fo:min-width="0.2cm" fo:padding-top="0.141cm" fo:padding-bottom="0.141cm" fo:padding-left="0.266cm" fo:padding-right="0.266cm"/>
    </style:style>
    <style:style style:name="gr15" style:family="graphic" style:parent-style-name="standard">
      <style:graphic-properties svg:stroke-width="0.099cm" draw:marker-start-width="0.348cm" draw:marker-end-width="0.348cm" draw:textarea-horizontal-align="justify" draw:textarea-vertical-align="middle" draw:auto-grow-height="false" fo:min-height="0.25cm" fo:min-width="6cm" fo:padding-top="0.174cm" fo:padding-bottom="0.174cm" fo:padding-left="0.299cm" fo:padding-right="0.299cm"/>
    </style:style>
    <style:style style:name="gr16" style:family="graphic" style:parent-style-name="standard">
      <style:graphic-properties svg:stroke-width="0.099cm" draw:marker-start-width="0.348cm" draw:marker-end-width="0.348cm" draw:textarea-horizontal-align="justify" draw:textarea-vertical-align="middle" draw:auto-grow-height="false" fo:min-height="0.25cm" fo:min-width="0.2cm" fo:padding-top="0.174cm" fo:padding-bottom="0.174cm" fo:padding-left="0.299cm" fo:padding-right="0.299cm"/>
      <style:paragraph-properties style:writing-mode="lr-tb"/>
    </style:style>
    <style:style style:name="gr17" style:family="graphic" style:parent-style-name="standard">
      <style:graphic-properties svg:stroke-width="0.099cm" draw:marker-start-width="0.348cm" draw:marker-end-width="0.348cm" draw:textarea-horizontal-align="justify" draw:textarea-vertical-align="middle" draw:auto-grow-height="false" fo:min-height="0.25cm" fo:min-width="0.5cm" fo:padding-top="0.174cm" fo:padding-bottom="0.174cm" fo:padding-left="0.299cm" fo:padding-right="0.299cm"/>
      <style:paragraph-properties style:writing-mode="lr-tb"/>
    </style:style>
    <style:style style:name="gr18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0.25cm" fo:min-width="1.8cm" fo:padding-top="0.141cm" fo:padding-bottom="0.141cm" fo:padding-left="0.266cm" fo:padding-right="0.266cm"/>
      <style:paragraph-properties style:writing-mode="lr-tb"/>
    </style:style>
    <style:style style:name="gr19" style:family="graphic" style:parent-style-name="standard">
      <style:graphic-properties svg:stroke-width="0.099cm" draw:marker-start-width="0.348cm" draw:marker-end-width="0.348cm" draw:textarea-horizontal-align="justify" draw:textarea-vertical-align="middle" draw:auto-grow-height="false" fo:min-height="0.25cm" fo:min-width="1.8cm" fo:padding-top="0.174cm" fo:padding-bottom="0.174cm" fo:padding-left="0.299cm" fo:padding-right="0.299cm"/>
      <style:paragraph-properties style:writing-mode="lr-tb"/>
    </style:style>
    <style:style style:name="gr20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0.25cm" fo:min-width="1.2cm" fo:padding-top="0.141cm" fo:padding-bottom="0.141cm" fo:padding-left="0.266cm" fo:padding-right="0.266cm"/>
    </style:style>
    <style:style style:name="gr21" style:family="graphic" style:parent-style-name="objectwithoutfill">
      <style:graphic-properties svg:stroke-width="0.099cm" draw:marker-start-width="0.348cm" draw:marker-end-width="0.348cm" draw:fill="none" draw:textarea-vertical-align="middle" fo:padding-top="0.174cm" fo:padding-bottom="0.174cm" fo:padding-left="0.299cm" fo:padding-right="0.299cm"/>
    </style:style>
    <style:style style:name="gr2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425cm" fo:min-width="0.1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draw:auto-grow-width="true" fo:min-height="0.712cm" fo:min-width="4.121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425cm" fo:min-width="0.1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425cm" fo:min-width="0.1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draw:auto-grow-width="true" fo:min-height="0.712cm" fo:min-width="4.58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1.31cm" fo:min-width="5.126cm" fo:padding-top="0.141cm" fo:padding-bottom="0.141cm" fo:padding-left="0.266cm" fo:padding-right="0.266cm" fo:wrap-option="no-wrap"/>
      <style:paragraph-properties style:writing-mode="lr-tb"/>
    </style:style>
    <style:style style:name="gr41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0.78cm" fo:min-width="4.418cm" fo:padding-top="0.141cm" fo:padding-bottom="0.141cm" fo:padding-left="0.266cm" fo:padding-right="0.266cm"/>
      <style:paragraph-properties style:writing-mode="lr-tb"/>
    </style:style>
    <style:style style:name="gr42" style:family="graphic" style:parent-style-name="objectwithoutfill">
      <style:graphic-properties svg:stroke-width="0.032cm" draw:marker-start-width="0.248cm" draw:marker-end-width="0.248cm" draw:fill="none" draw:textarea-vertical-align="middle" fo:padding-top="0.141cm" fo:padding-bottom="0.141cm" fo:padding-left="0.266cm" fo:padding-right="0.266cm"/>
    </style:style>
    <style:style style:name="gr43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1.664cm" fo:min-width="3.358cm" fo:padding-top="0.141cm" fo:padding-bottom="0.141cm" fo:padding-left="0.266cm" fo:padding-right="0.266cm"/>
      <style:paragraph-properties style:writing-mode="lr-tb"/>
    </style:style>
    <style:style style:name="gr44" style:family="graphic" style:parent-style-name="objectwithoutfill">
      <style:graphic-properties svg:stroke-width="0.032cm" draw:marker-start-width="0.256cm" draw:marker-end="Triangle_20_unfilled" draw:marker-end-width="0.64cm" draw:fill="none" draw:textarea-vertical-align="middle" fo:padding-top="0.141cm" fo:padding-bottom="0.141cm" fo:padding-left="0.266cm" fo:padding-right="0.266cm"/>
      <style:paragraph-properties style:writing-mode="lr-tb"/>
    </style:style>
    <style:style style:name="gr45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1.132cm" fo:min-width="2.298cm" fo:padding-top="0.141cm" fo:padding-bottom="0.141cm" fo:padding-left="0.266cm" fo:padding-right="0.266cm"/>
      <style:paragraph-properties style:writing-mode="lr-tb"/>
    </style:style>
    <style:style style:name="gr46" style:family="graphic" style:parent-style-name="objectwithoutfill">
      <style:graphic-properties svg:stroke-width="0.032cm" draw:marker-start-width="0.248cm" draw:marker-end="" draw:marker-end-width="0.348cm" draw:fill="none" draw:textarea-vertical-align="middle" fo:padding-top="0.141cm" fo:padding-bottom="0.141cm" fo:padding-left="0.266cm" fo:padding-right="0.266cm"/>
    </style:style>
    <style:style style:name="gr4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425cm" fo:min-width="0.1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draw:auto-grow-width="true" fo:min-height="1.423cm" fo:min-width="4.506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objectwithoutfill">
      <style:graphic-properties svg:stroke-width="0.032cm" draw:marker-start-width="0.248cm" draw:marker-end="Triangle_20_unfilled" draw:marker-end-width="0.64cm" draw:fill="none" draw:textarea-vertical-align="middle" fo:padding-top="0.141cm" fo:padding-bottom="0.141cm" fo:padding-left="0.266cm" fo:padding-right="0.266cm"/>
      <style:paragraph-properties style:writing-mode="lr-tb"/>
    </style:style>
    <style:style style:name="gr54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1.486cm" fo:min-width="5.126cm" fo:padding-top="0.141cm" fo:padding-bottom="0.141cm" fo:padding-left="0.266cm" fo:padding-right="0.266cm"/>
      <style:paragraph-properties style:writing-mode="lr-tb"/>
    </style:style>
    <style:style style:name="gr55" style:family="graphic" style:parent-style-name="objectwithoutfill">
      <style:graphic-properties svg:stroke-width="0.03cm" draw:marker-start-width="0.25cm" draw:marker-end="Triangle_20_unfilled" draw:marker-end-width="0.64cm" draw:fill="none" draw:textarea-vertical-align="middle" fo:padding-top="0.14cm" fo:padding-bottom="0.14cm" fo:padding-left="0.265cm" fo:padding-right="0.265cm"/>
      <style:paragraph-properties style:writing-mode="lr-tb"/>
    </style:style>
    <style:style style:name="gr56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min-height="1.488cm" fo:min-width="4.95cm" fo:padding-top="0.14cm" fo:padding-bottom="0.14cm" fo:padding-left="0.265cm" fo:padding-right="0.265cm"/>
      <style:paragraph-properties style:writing-mode="lr-tb"/>
    </style:style>
    <style:style style:name="gr57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min-height="1.666cm" fo:min-width="4.244cm" fo:padding-top="0.14cm" fo:padding-bottom="0.14cm" fo:padding-left="0.265cm" fo:padding-right="0.265cm"/>
      <style:paragraph-properties style:writing-mode="lr-tb"/>
    </style:style>
    <style:style style:name="gr58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min-height="1.488cm" fo:min-width="4.42cm" fo:padding-top="0.14cm" fo:padding-bottom="0.14cm" fo:padding-left="0.265cm" fo:padding-right="0.265cm"/>
      <style:paragraph-properties style:writing-mode="lr-tb"/>
    </style:style>
    <style:style style:name="gr59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60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1.31cm" fo:min-width="3.358cm" fo:padding-top="0.141cm" fo:padding-bottom="0.141cm" fo:padding-left="0.266cm" fo:padding-right="0.266cm"/>
      <style:paragraph-properties style:writing-mode="lr-tb"/>
    </style:style>
    <style:style style:name="gr61" style:family="graphic" style:parent-style-name="standard">
      <style:graphic-properties svg:stroke-width="0.032cm" draw:marker-start-width="0.248cm" draw:marker-end-width="0.248cm" draw:textarea-horizontal-align="justify" draw:textarea-vertical-align="middle" draw:auto-grow-height="false" fo:min-height="1.486cm" fo:min-width="3.358cm" fo:padding-top="0.141cm" fo:padding-bottom="0.141cm" fo:padding-left="0.266cm" fo:padding-right="0.266cm"/>
      <style:paragraph-properties style:writing-mode="lr-tb"/>
    </style:style>
    <style:style style:name="gr62" style:family="graphic" style:parent-style-name="objectwithoutfill">
      <style:graphic-properties draw:stroke="dash" draw:stroke-dash="Double_20_Dash" svg:stroke-width="0.032cm" draw:marker-start-width="0.253cm" draw:marker-end="Line" draw:marker-end-width="0.643cm" draw:fill="none" draw:textarea-vertical-align="middle" fo:padding-top="0.141cm" fo:padding-bottom="0.141cm" fo:padding-left="0.266cm" fo:padding-right="0.266cm"/>
      <style:paragraph-properties style:writing-mode="lr-tb"/>
    </style:style>
    <style:style style:name="gr63" style:family="graphic" style:parent-style-name="objectwithoutfill">
      <style:graphic-properties draw:stroke="dash" draw:stroke-dash="Double_20_Dash" svg:stroke-width="0.032cm" draw:marker-start-width="0.253cm" draw:marker-end="Line" draw:marker-end-width="0.64cm" draw:fill="none" draw:textarea-vertical-align="middle" fo:padding-top="0.126cm" fo:padding-bottom="0.126cm" fo:padding-left="0.251cm" fo:padding-right="0.251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1.342cm" fo:min-width="3.214cm"/>
      <style:paragraph-properties style:writing-mode="lr-tb"/>
    </style:style>
    <style:style style:name="gr65" style:family="graphic" style:parent-style-name="objectwithoutfill">
      <style:graphic-properties draw:stroke="dash" draw:stroke-dash="Double_20_Dash" draw:marker-end="Line" draw:marker-end-width="0.64cm" draw:fill="none" draw:textarea-vertical-align="middle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.696cm" fo:min-width="5.688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1.696cm" fo:min-width="6.926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1.696cm" fo:min-width="3.744cm"/>
      <style:paragraph-properties style:writing-mode="lr-tb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standard">
      <style:graphic-properties draw:textarea-horizontal-align="justify" draw:textarea-vertical-align="middle" draw:auto-grow-height="false" fo:min-height="1.696cm" fo:min-width="5.512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518cm" fo:min-width="3.036cm"/>
      <style:paragraph-properties style:writing-mode="lr-tb"/>
    </style:style>
    <style:style style:name="gr72" style:family="graphic" style:parent-style-name="objectwithoutfill">
      <style:graphic-properties draw:stroke="dash" draw:stroke-dash="Double_20_Dash" svg:stroke-width="0.032cm" draw:marker-start-width="0.253cm" draw:marker-end="Стили_20_стрелок_20_3" draw:marker-end-width="0.64cm" draw:fill="none" draw:textarea-vertical-align="middle" fo:padding-top="0.126cm" fo:padding-bottom="0.126cm" fo:padding-left="0.251cm" fo:padding-right="0.251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2.402cm" fo:min-width="4.098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2.226cm" fo:min-width="5.334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2.048cm" fo:min-width="3.39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1.696cm" fo:min-width="5.334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1.872cm" fo:min-width="4.274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1.696cm" fo:min-width="4.804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1.518cm" fo:min-width="5.334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1.872cm" fo:min-width="5.334cm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1.518cm" fo:min-width="4.45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1.872cm" fo:min-width="6.218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fo:font-style="italic"/>
    </style:style>
    <style:style style:name="P2" style:family="paragraph">
      <style:paragraph-properties fo:text-align="center"/>
      <style:text-properties fo:font-size="8pt" fo:font-style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4pt" fo:font-style="italic"/>
    </style:style>
    <style:style style:name="P6" style:family="paragraph">
      <style:paragraph-properties fo:text-align="center" style:writing-mode="lr-tb"/>
      <style:text-properties fo:font-size="11pt" fo:font-style="italic"/>
    </style:style>
    <style:style style:name="P7" style:family="paragraph">
      <style:paragraph-properties fo:text-align="center" style:writing-mode="lr-tb"/>
      <style:text-properties fo:font-size="8pt" fo:font-style="italic" style:font-size-asian="8pt" style:font-size-complex="8pt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2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8pt" fo:font-style="italic"/>
    </style:style>
    <style:style style:name="T2" style:family="text">
      <style:text-properties fo:font-size="14pt" fo:font-style="italic"/>
    </style:style>
    <style:style style:name="T3" style:family="text">
      <style:text-properties fo:font-size="11pt" fo:font-style="italic"/>
    </style:style>
    <style:style style:name="T4" style:family="text">
      <style:text-properties fo:font-size="8pt" fo:font-style="italic" style:font-size-asian="8pt" style:font-size-complex="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7cm" svg:height="0.5cm" svg:x="65.1cm" svg:y="58.4cm">
          <text:p text:style-name="P1"><text:span text:style-name="T1">Утв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0.5cm" svg:x="66.8cm" svg:y="5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5cm" svg:x="69.1cm" svg:y="5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5cm" svg:x="70.6cm" svg:y="5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1.6cm" svg:height="58.4cm" svg:x="2cm" svg:y="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0.5cm" svg:x="70.6cm" svg:y="5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0.5cm" svg:x="70.6cm" svg:y="5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cm" svg:height="1.5cm" svg:x="71.6cm" svg:y="54.4cm">
          <text:p text:style-name="P5"><text:span text:style-name="T2">ВлГУ.09.03.02.00 Чертёж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5cm" svg:x="70.6cm" svg:y="5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5cm" svg:x="70.6cm" svg:y="55.9cm">
          <text:p text:style-name="P1"><text:span text:style-name="T1">Да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5cm" svg:x="70.6cm" svg:y="5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5cm" svg:x="70.6cm" svg:y="5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5cm" svg:x="70.6cm" svg:y="5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cm" svg:height="3cm" svg:x="71.6cm" svg:y="55.9cm">
          <text:p text:style-name="P6"><text:span text:style-name="T3">Программная система автоматзации учёта расходных материалов на промышленном предприятии</text:span><text:span text:style-name="T3"><text:line-break/></text:span><text:span text:style-name="T3"><text:line-break/></text:span><text:span text:style-name="T3">Диаграмма прецедентов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cm" svg:height="1.6cm" svg:x="78.6cm" svg:y="57.3cm">
          <text:p text:style-name="P6"><text:span text:style-name="T3">ИСТ-22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cm" svg:height="0.5cm" svg:x="78.6cm" svg:y="55.9cm">
          <text:p text:style-name="P7"><text:span text:style-name="T4">Лит.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5cm" svg:height="0.5cm" svg:x="80.1cm" svg:y="55.9cm">
          <text:p text:style-name="P1"><text:span text:style-name="T1">Лист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0.5cm" svg:x="81.6cm" svg:y="55.9cm">
          <text:p text:style-name="P1"><text:span text:style-name="T1">Листов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9cm" svg:x="78.6cm" svg:y="56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9cm" svg:x="80.1cm" svg:y="56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cm" svg:height="0.9cm" svg:x="81.6cm" svg:y="56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5cm" svg:x="65.1cm" svg:y="5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0.5cm" svg:x="65.8cm" svg:y="5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3cm" svg:height="0.5cm" svg:x="66.8cm" svg:y="5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0.5cm" svg:x="69.1cm" svg:y="54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5cm" svg:x="65.1cm" svg:y="5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0.5cm" svg:x="65.8cm" svg:y="5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3cm" svg:height="0.5cm" svg:x="66.8cm" svg:y="5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0.5cm" svg:x="69.1cm" svg:y="5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6.5cm" svg:height="0.5cm" svg:x="65.1cm" svg:y="5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0.5cm" svg:x="65.1cm" svg:y="56.4cm">
          <text:p text:style-name="P1"><text:span text:style-name="T1">Разраб.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cm" svg:height="0.5cm" svg:x="65.1cm" svg:y="55.9cm">
          <text:p text:style-name="P1"><text:span text:style-name="T1">Изм.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cm" svg:height="0.5cm" svg:x="65.8cm" svg:y="55.9cm">
          <text:p text:style-name="P1"><text:span text:style-name="T1">Лист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3cm" svg:height="0.5cm" svg:x="66.8cm" svg:y="56.4cm">
          <text:p text:style-name="P1"><text:span text:style-name="T1">Наиста Н. А.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3cm" svg:height="0.5cm" svg:x="66.8cm" svg:y="55.9cm">
          <text:p text:style-name="P1"><text:span text:style-name="T1">№ </text:span><text:span text:style-name="T1">докум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5cm" svg:x="69.1cm" svg:y="56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5cm" svg:height="0.5cm" svg:x="69.1cm" svg:y="55.9cm">
          <text:p text:style-name="P1"><text:span text:style-name="T1">Подп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0.5cm" svg:x="65.1cm" svg:y="56.9cm">
          <text:p text:style-name="P1"><text:span text:style-name="T1">Пров.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3cm" svg:height="0.5cm" svg:x="66.8cm" svg:y="56.9cm">
          <text:p text:style-name="P1"><text:span text:style-name="T1">Вершинин В. В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5cm" svg:x="69.1cm" svg:y="56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7cm" svg:height="0.5cm" svg:x="65.1cm" svg:y="5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0.5cm" svg:x="66.8cm" svg:y="5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5cm" svg:x="69.1cm" svg:y="5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0.5cm" svg:x="65.1cm" svg:y="57.9cm">
          <text:p text:style-name="P1"><text:span text:style-name="T1">Н. контр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0.5cm" svg:x="66.8cm" svg:y="5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5cm" svg:x="69.1cm" svg:y="57.9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65.1cm" svg:y1="54.9cm" svg:x2="65.1cm" svg:y2="55.9cm">
          <text:p/>
        </draw:line>
        <draw:line draw:style-name="gr21" draw:text-style-name="P3" draw:layer="layout" svg:x1="65.8cm" svg:y1="54.9cm" svg:x2="65.8cm" svg:y2="55.9cm">
          <text:p/>
        </draw:line>
        <draw:line draw:style-name="gr21" draw:text-style-name="P3" draw:layer="layout" svg:x1="66.8cm" svg:y1="54.9cm" svg:x2="66.8cm" svg:y2="55.9cm">
          <text:p/>
        </draw:line>
        <draw:line draw:style-name="gr21" draw:text-style-name="P3" draw:layer="layout" svg:x1="69.1cm" svg:y1="54.9cm" svg:x2="69.1cm" svg:y2="55.9cm">
          <text:p/>
        </draw:line>
        <draw:line draw:style-name="gr21" draw:text-style-name="P3" draw:layer="layout" svg:x1="70.6cm" svg:y1="54.9cm" svg:x2="70.6cm" svg:y2="55.9cm">
          <text:p/>
        </draw:line>
        <draw:line draw:style-name="gr21" draw:text-style-name="P3" draw:layer="layout" svg:x1="65.1cm" svg:y1="56.4cm" svg:x2="65.1cm" svg:y2="58.9cm">
          <text:p/>
        </draw:line>
        <draw:line draw:style-name="gr21" draw:text-style-name="P3" draw:layer="layout" svg:x1="66.8cm" svg:y1="56.4cm" svg:x2="66.8cm" svg:y2="58.9cm">
          <text:p/>
        </draw:line>
        <draw:line draw:style-name="gr21" draw:text-style-name="P3" draw:layer="layout" svg:x1="69.1cm" svg:y1="56.4cm" svg:x2="69.1cm" svg:y2="58.9cm">
          <text:p/>
        </draw:line>
        <draw:line draw:style-name="gr21" draw:text-style-name="P3" draw:layer="layout" svg:x1="70.6cm" svg:y1="56.4cm" svg:x2="70.6cm" svg:y2="58.9cm">
          <text:p/>
        </draw:line>
        <draw:custom-shape draw:style-name="gr22" draw:text-style-name="P8" draw:layer="layout" svg:width="0.953cm" svg:height="0.953cm" svg:x="27.83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9" draw:layer="layout" svg:x1="28.311cm" svg:y1="2.453cm" svg:x2="28.311cm" svg:y2="3.723cm">
          <text:p/>
        </draw:line>
        <draw:line draw:style-name="gr24" draw:text-style-name="P9" xml:id="id1" draw:id="id1" draw:layer="layout" svg:x1="27.676cm" svg:y1="2.77cm" svg:x2="28.946cm" svg:y2="2.77cm">
          <draw:glue-point draw:id="4" svg:x="-5cm" svg:y="10cm"/>
          <text:p/>
        </draw:line>
        <draw:line draw:style-name="gr25" draw:text-style-name="P9" xml:id="id9" draw:id="id9" draw:layer="layout" svg:x1="28.311cm" svg:y1="3.723cm" svg:x2="28.946cm" svg:y2="4.562cm">
          <draw:glue-point draw:id="4" svg:x="5.007cm" svg:y="5.005cm"/>
          <text:p/>
        </draw:line>
        <draw:line draw:style-name="gr26" draw:text-style-name="P9" xml:id="id5" draw:id="id5" draw:layer="layout" svg:x1="28.311cm" svg:y1="3.723cm" svg:x2="27.676cm" svg:y2="4.562cm">
          <draw:glue-point draw:id="4" svg:x="-4.992cm" svg:y="5.005cm"/>
          <text:p/>
        </draw:line>
        <draw:frame draw:style-name="gr27" draw:text-style-name="P11" draw:layer="layout" svg:width="4.621cm" svg:height="0.962cm" svg:x="26cm" svg:y="4.713cm">
          <draw:text-box>
            <text:p text:style-name="P10"><text:span text:style-name="T5">Пользователь</text:span></text:p>
          </draw:text-box>
        </draw:frame>
        <draw:custom-shape draw:style-name="gr28" draw:text-style-name="P8" xml:id="id24" draw:id="id24" draw:layer="measurelines" svg:width="0.953cm" svg:height="0.953cm" svg:x="57.361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9" draw:layer="measurelines" svg:x1="57.838cm" svg:y1="12.028cm" svg:x2="57.838cm" svg:y2="13.298cm">
          <text:p/>
        </draw:line>
        <draw:line draw:style-name="gr30" draw:text-style-name="P9" xml:id="id7" draw:id="id7" draw:layer="measurelines" svg:x1="57.203cm" svg:y1="12.345cm" svg:x2="58.473cm" svg:y2="12.345cm">
          <text:p/>
        </draw:line>
        <draw:line draw:style-name="gr31" draw:text-style-name="P9" xml:id="id19" draw:id="id19" draw:layer="measurelines" svg:x1="57.838cm" svg:y1="13.298cm" svg:x2="58.473cm" svg:y2="14.137cm">
          <draw:glue-point draw:id="4" svg:x="5.433cm" svg:y="5.601cm"/>
          <text:p/>
        </draw:line>
        <draw:line draw:style-name="gr32" draw:text-style-name="P9" xml:id="id22" draw:id="id22" draw:layer="measurelines" svg:x1="57.838cm" svg:y1="13.298cm" svg:x2="57.203cm" svg:y2="14.137cm">
          <draw:glue-point draw:id="4" svg:x="-5.779cm" svg:y="5.601cm"/>
          <text:p/>
        </draw:line>
        <draw:frame draw:style-name="gr33" draw:text-style-name="P11" draw:layer="measurelines" svg:width="3.175cm" svg:height="0.962cm" svg:x="56.25cm" svg:y="14.288cm">
          <draw:text-box>
            <text:p text:style-name="P10"><text:span text:style-name="T5">Учётчик</text:span></text:p>
          </draw:text-box>
        </draw:frame>
        <draw:custom-shape draw:style-name="gr34" draw:text-style-name="P8" xml:id="id4" draw:id="id4" draw:layer="measurelines" svg:width="0.953cm" svg:height="0.953cm" svg:x="22.064cm" svg:y="1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9" draw:layer="measurelines" svg:x1="22.541cm" svg:y1="12.528cm" svg:x2="22.541cm" svg:y2="13.798cm">
          <text:p/>
        </draw:line>
        <draw:line draw:style-name="gr36" draw:text-style-name="P9" xml:id="id11" draw:id="id11" draw:layer="measurelines" svg:x1="21.906cm" svg:y1="12.845cm" svg:x2="23.176cm" svg:y2="12.845cm">
          <text:p/>
        </draw:line>
        <draw:line draw:style-name="gr37" draw:text-style-name="P9" draw:layer="measurelines" svg:x1="22.541cm" svg:y1="13.798cm" svg:x2="23.176cm" svg:y2="14.637cm">
          <draw:glue-point draw:id="4" svg:x="5.007cm" svg:y="5.005cm"/>
          <text:p/>
        </draw:line>
        <draw:line draw:style-name="gr38" draw:text-style-name="P9" xml:id="id13" draw:id="id13" draw:layer="measurelines" svg:x1="22.541cm" svg:y1="13.798cm" svg:x2="21.906cm" svg:y2="14.637cm">
          <draw:glue-point draw:id="4" svg:x="-4.992cm" svg:y="5.005cm"/>
          <text:p/>
        </draw:line>
        <draw:frame draw:style-name="gr39" draw:text-style-name="P11" draw:layer="measurelines" svg:width="5.082cm" svg:height="0.962cm" svg:x="20cm" svg:y="14.788cm">
          <draw:text-box>
            <text:p text:style-name="P10"><text:span text:style-name="T5">Администратор</text:span></text:p>
          </draw:text-box>
        </draw:frame>
        <draw:custom-shape draw:style-name="gr40" draw:text-style-name="P12" xml:id="id6" draw:id="id6" draw:layer="measurelines" svg:width="8cm" svg:height="2.25cm" svg:x="10.5cm" svg:y="4.25cm">
          <text:p text:style-name="P12">Авторизоваться и<text:line-break/>аутентифицироватьс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xml:id="id2" draw:id="id2" draw:layer="measurelines" svg:width="7cm" svg:height="1.5cm" svg:x="3.25cm" svg:y="2.25cm">
          <text:p text:style-name="P12">Зарегистрироватьс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measurelines" draw:type="line" svg:x1="27.676cm" svg:y1="2.77cm" svg:x2="10.25cm" svg:y2="3cm" draw:start-shape="id1" draw:start-glue-point="4" draw:end-shape="id2" draw:end-glue-point="10" svg:d="M27676 2770l-17426 230" svg:viewBox="0 0 17427 231">
          <text:p/>
        </draw:connector>
        <draw:custom-shape draw:style-name="gr43" draw:text-style-name="P12" xml:id="id3" draw:id="id3" draw:layer="measurelines" svg:width="5.5cm" svg:height="2.75cm" svg:x="4cm" svg:y="10.5cm">
          <text:p text:style-name="P12">Изменить<text:line-break/>состояние<text:line-break/>пользовател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measurelines" draw:type="line" svg:x1="6.75cm" svg:y1="3.75cm" svg:x2="6.75cm" svg:y2="10.5cm" draw:start-shape="id2" draw:start-glue-point="8" draw:end-shape="id3" draw:end-glue-point="4" svg:d="M6750 3750v6750" svg:viewBox="0 0 1 6751">
          <text:p/>
        </draw:connector>
        <draw:connector draw:style-name="gr44" draw:text-style-name="P13" draw:layer="measurelines" draw:type="line" svg:x1="22.878cm" svg:y1="11.714cm" svg:x2="27.677cm" svg:y2="4.561cm" draw:start-shape="id4" draw:start-glue-point="11" draw:end-shape="id5" draw:end-glue-point="4" svg:d="M22878 11714l4799-7153" svg:viewBox="0 0 4800 7154">
          <text:p text:style-name="P4">«расширяет»</text:p>
        </draw:connector>
        <draw:custom-shape draw:style-name="gr45" draw:text-style-name="P12" xml:id="id10" draw:id="id10" draw:layer="measurelines" svg:width="4cm" svg:height="2cm" svg:x="18cm" svg:y="7.25cm">
          <text:p text:style-name="P12">Выйти из<text:line-break/>систем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measurelines" draw:type="line" svg:x1="27.676cm" svg:y1="2.77cm" svg:x2="18.5cm" svg:y2="5.375cm" draw:start-shape="id1" draw:start-glue-point="4" draw:end-shape="id6" draw:end-glue-point="10" svg:d="M27676 2770l-9176 2605" svg:viewBox="0 0 9177 2606">
          <text:p/>
        </draw:connector>
        <draw:custom-shape draw:style-name="gr47" draw:text-style-name="P8" xml:id="id8" draw:id="id8" draw:layer="measurelines" svg:width="0.953cm" svg:height="0.953cm" svg:x="32.521cm" svg:y="2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9" draw:layer="measurelines" svg:x1="32.998cm" svg:y1="22.317cm" svg:x2="32.998cm" svg:y2="23.587cm">
          <text:p/>
        </draw:line>
        <draw:line draw:style-name="gr49" draw:text-style-name="P9" draw:layer="measurelines" svg:x1="32.363cm" svg:y1="22.634cm" svg:x2="33.633cm" svg:y2="22.634cm">
          <text:p/>
        </draw:line>
        <draw:line draw:style-name="gr50" draw:text-style-name="P9" xml:id="id36" draw:id="id36" draw:layer="measurelines" svg:x1="32.998cm" svg:y1="23.587cm" svg:x2="33.633cm" svg:y2="24.426cm">
          <draw:glue-point draw:id="4" svg:x="5.795cm" svg:y="5.601cm"/>
          <text:p/>
        </draw:line>
        <draw:line draw:style-name="gr51" draw:text-style-name="P9" xml:id="id27" draw:id="id27" draw:layer="measurelines" svg:x1="32.998cm" svg:y1="23.587cm" svg:x2="32.363cm" svg:y2="24.426cm">
          <draw:glue-point draw:id="4" svg:x="-5.779cm" svg:y="5.601cm"/>
          <text:p/>
        </draw:line>
        <draw:frame draw:style-name="gr52" draw:text-style-name="P11" draw:layer="measurelines" svg:width="5.006cm" svg:height="1.673cm" svg:x="30.494cm" svg:y="24.577cm">
          <draw:text-box>
            <text:p text:style-name="P10"><text:span text:style-name="T5">Начальник</text:span><text:span text:style-name="T5"><text:line-break/></text:span><text:span text:style-name="T5">подразделения</text:span></text:p>
          </draw:text-box>
        </draw:frame>
        <draw:connector draw:style-name="gr53" draw:text-style-name="P13" draw:layer="measurelines" draw:type="line" svg:x1="57.203cm" svg:y1="12.345cm" svg:x2="28.946cm" svg:y2="2.77cm" draw:start-shape="id7" draw:start-glue-point="3" draw:end-shape="id1" draw:end-glue-point="1" svg:d="M57203 12345l-28257-9575" svg:viewBox="0 0 28258 9576">
          <text:p text:style-name="P4">«расширяет»</text:p>
        </draw:connector>
        <draw:custom-shape draw:style-name="gr54" draw:text-style-name="P12" xml:id="id20" draw:id="id20" draw:layer="measurelines" svg:width="8cm" svg:height="2.5cm" svg:x="61cm" svg:y="15.75cm">
          <text:p text:style-name="P12">Открыть справочник<text:line-break/>расходных материал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3" draw:layer="measurelines" draw:type="line" svg:x1="32.998cm" svg:y1="21.364cm" svg:x2="28.945cm" svg:y2="4.561cm" draw:start-shape="id8" draw:start-glue-point="4" draw:end-shape="id9" draw:end-glue-point="4" svg:d="M32998 21364l-4053-16803" svg:viewBox="0 0 4054 16804">
          <text:p text:style-name="P4">«расширяет»</text:p>
        </draw:connector>
        <draw:custom-shape draw:style-name="gr56" draw:text-style-name="P12" xml:id="id28" draw:id="id28" draw:layer="measurelines" svg:width="7.75cm" svg:height="2.5cm" svg:x="16.75cm" svg:y="37.75cm">
          <text:p text:style-name="P12">Открыть справочник<text:line-break/>технических устройст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2" xml:id="id12" draw:id="id12" draw:layer="measurelines" svg:width="6.75cm" svg:height="2.75cm" svg:x="9.75cm" svg:y="14.5cm">
          <text:p text:style-name="P12">Открыть справочник<text:line-break/>пользователей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2" xml:id="id14" draw:id="id14" draw:layer="measurelines" svg:width="7cm" svg:height="2.5cm" svg:x="18cm" svg:y="18.5cm">
          <text:p text:style-name="P12">Открыть справочник<text:line-break/>подразделений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21.415cm" svg:y1="7.543cm" svg:x2="27.676cm" svg:y2="2.77cm" draw:start-shape="id10" draw:start-glue-point="11" draw:end-shape="id1" draw:end-glue-point="4" svg:d="M21415 7543l6261-4773" svg:viewBox="0 0 6262 4774">
          <text:p/>
        </draw:connector>
        <draw:connector draw:style-name="gr59" draw:text-style-name="P3" draw:layer="layout" draw:type="line" svg:x1="21.906cm" svg:y1="12.845cm" svg:x2="16.5cm" svg:y2="15.875cm" draw:start-shape="id11" draw:start-glue-point="3" draw:end-shape="id12" draw:end-glue-point="10" svg:d="M21906 12845l-5406 3030" svg:viewBox="0 0 5407 3031">
          <text:p/>
        </draw:connector>
        <draw:connector draw:style-name="gr42" draw:text-style-name="P3" draw:layer="layout" draw:type="line" svg:x1="21.907cm" svg:y1="14.636cm" svg:x2="21.5cm" svg:y2="18.5cm" draw:start-shape="id13" draw:start-glue-point="4" draw:end-shape="id14" draw:end-glue-point="4" svg:d="M21907 14636l-407 3864" svg:viewBox="0 0 408 3865">
          <text:p/>
        </draw:connector>
        <draw:custom-shape draw:style-name="gr60" draw:text-style-name="P12" xml:id="id15" draw:id="id15" draw:layer="layout" svg:width="5.5cm" svg:height="2.25cm" svg:x="4cm" svg:y="19.25cm">
          <text:p text:style-name="P12">Изменить роль<text:line-break/>пользовател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2" xml:id="id16" draw:id="id16" draw:layer="layout" svg:width="5.5cm" svg:height="2.5cm" svg:x="10.25cm" svg:y="23.25cm">
          <text:p text:style-name="P12">Добавить<text:line-break/>подразде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13" draw:layer="layout" draw:type="line" svg:x1="10.738cm" svg:y1="14.902cm" svg:x2="8.695cm" svg:y2="12.848cm" draw:start-shape="id12" draw:start-glue-point="5" draw:end-shape="id3" draw:end-glue-point="9" svg:d="M10738 14902l-2043-2054" svg:viewBox="0 0 2044 2055">
          <text:p text:style-name="P4">«включает»</text:p>
        </draw:connector>
        <draw:custom-shape draw:style-name="gr60" draw:text-style-name="P12" xml:id="id17" draw:id="id17" draw:layer="layout" svg:width="5.5cm" svg:height="2.25cm" svg:x="16cm" svg:y="26cm">
          <text:p text:style-name="P12">Править<text:line-break/>подразде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3" draw:layer="layout" draw:type="line" svg:x1="10.738cm" svg:y1="16.848cm" svg:x2="8.695cm" svg:y2="19.579cm" draw:start-shape="id12" draw:start-glue-point="7" draw:end-shape="id15" draw:end-glue-point="11" svg:d="M10738 16848l-2043 2731" svg:viewBox="0 0 2044 2732">
          <text:p text:style-name="P4">«включает»</text:p>
        </draw:connector>
        <draw:custom-shape draw:style-name="gr64" draw:text-style-name="P12" xml:id="id18" draw:id="id18" draw:layer="layout" svg:width="5.25cm" svg:height="2.25cm" svg:x="22.75cm" svg:y="24cm">
          <text:p text:style-name="P12">Удалить<text:line-break/>подразде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3" draw:layer="layout" draw:type="line" svg:x1="19.025cm" svg:y1="20.634cm" svg:x2="14.945cm" svg:y2="23.616cm" draw:start-shape="id14" draw:start-glue-point="7" draw:end-shape="id16" draw:end-glue-point="11" svg:d="M19025 20634l-4080 2982" svg:viewBox="0 0 4081 2983">
          <text:p text:style-name="P4">«включает»</text:p>
        </draw:connector>
        <draw:connector draw:style-name="gr65" draw:text-style-name="P13" draw:layer="layout" draw:type="line" svg:x1="21.5cm" svg:y1="21cm" svg:x2="18.75cm" svg:y2="26cm" draw:start-shape="id14" draw:start-glue-point="8" draw:end-shape="id17" draw:end-glue-point="4" svg:d="M21500 21000l-2750 5000" svg:viewBox="0 0 2751 5001">
          <text:p text:style-name="P4">«включает»</text:p>
        </draw:connector>
        <draw:connector draw:style-name="gr65" draw:text-style-name="P13" draw:layer="layout" draw:type="line" svg:x1="23.975cm" svg:y1="20.634cm" svg:x2="25.375cm" svg:y2="24cm" draw:start-shape="id14" draw:start-glue-point="9" draw:end-shape="id18" draw:end-glue-point="4" svg:d="M23975 20634l1400 3366" svg:viewBox="0 0 1401 3367">
          <text:p text:style-name="P4">«включает»</text:p>
        </draw:connector>
        <draw:custom-shape draw:style-name="gr66" draw:text-style-name="P12" xml:id="id21" draw:id="id21" draw:layer="layout" svg:width="8.75cm" svg:height="2.75cm" svg:x="72cm" svg:y="9.5cm">
          <text:p text:style-name="P12">Добавить разновидность<text:line-break/>расходного материал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xml:id="id26" draw:id="id26" draw:layer="layout" svg:width="10.5cm" svg:height="2.75cm" svg:x="60.25cm" svg:y="9.25cm">
          <text:p text:style-name="P12">Править сведения о разновид-<text:line-break/>ности расходного материал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2" xml:id="id25" draw:id="id25" draw:layer="layout" svg:width="6cm" svg:height="2.75cm" svg:x="53.25cm" svg:y="2.25cm">
          <text:p text:style-name="P12">Открыть каталог<text:line-break/>склад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3" draw:layer="layout" draw:type="line" svg:x1="58.473cm" svg:y1="14.137cm" svg:x2="62.171cm" svg:y2="16.116cm" draw:start-shape="id19" draw:start-glue-point="4" draw:end-shape="id20" draw:end-glue-point="5" svg:d="M58473 14137l3698 1979" svg:viewBox="0 0 3699 1980">
          <text:p/>
        </draw:connector>
        <draw:connector draw:style-name="gr63" draw:text-style-name="P13" draw:layer="layout" draw:type="line" svg:x1="67.829cm" svg:y1="16.116cm" svg:x2="73.281cm" svg:y2="11.848cm" draw:start-shape="id20" draw:start-glue-point="11" draw:end-shape="id21" draw:end-glue-point="7" svg:d="M67829 16116l5452-4268" svg:viewBox="0 0 5453 4269">
          <text:p text:style-name="P4">«включает»</text:p>
        </draw:connector>
        <draw:custom-shape draw:style-name="gr66" draw:text-style-name="P12" xml:id="id23" draw:id="id23" draw:layer="layout" svg:width="8.75cm" svg:height="2.75cm" svg:x="42cm" svg:y="17.5cm">
          <text:p text:style-name="P12">Открыть список<text:line-break/>входящих запрос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3" draw:layer="layout" draw:type="line" svg:x1="57.203cm" svg:y1="14.137cm" svg:x2="49.469cm" svg:y2="17.902cm" draw:start-shape="id22" draw:start-glue-point="4" draw:end-shape="id23" draw:end-glue-point="11" svg:d="M57203 14137l-7734 3765" svg:viewBox="0 0 7735 3766">
          <text:p/>
        </draw:connector>
        <draw:connector draw:style-name="gr69" draw:text-style-name="P3" draw:layer="layout" draw:type="line" svg:x1="57.838cm" svg:y1="11.075cm" svg:x2="56.25cm" svg:y2="5cm" draw:start-shape="id24" draw:start-glue-point="4" draw:end-shape="id25" draw:end-glue-point="8" svg:d="M57838 11075l-1588-6075" svg:viewBox="0 0 1589 6076">
          <text:p/>
        </draw:connector>
        <draw:connector draw:style-name="gr65" draw:text-style-name="P13" draw:layer="layout" draw:type="line" svg:x1="65cm" svg:y1="15.75cm" svg:x2="65.5cm" svg:y2="12cm" draw:start-shape="id20" draw:start-glue-point="4" draw:end-shape="id26" draw:end-glue-point="8" svg:d="M65000 15750l500-3750" svg:viewBox="0 0 501 3751">
          <text:p text:style-name="P4">«включает»</text:p>
        </draw:connector>
        <draw:connector draw:style-name="gr69" draw:text-style-name="P3" draw:layer="layout" draw:type="line" svg:x1="32.363cm" svg:y1="24.426cm" svg:x2="23.365cm" svg:y2="38.116cm" draw:start-shape="id27" draw:start-glue-point="4" draw:end-shape="id28" draw:end-glue-point="11" svg:d="M32363 24426l-8998 13690" svg:viewBox="0 0 8999 13691">
          <text:p/>
        </draw:connector>
        <draw:custom-shape draw:style-name="gr70" draw:text-style-name="P12" xml:id="id29" draw:id="id29" draw:layer="layout" svg:width="8.5cm" svg:height="2.75cm" svg:x="72.75cm" svg:y="12.848cm">
          <text:p text:style-name="P12">Удалить разновидность<text:line-break/>расходного материал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2" xml:id="id30" draw:id="id30" draw:layer="layout" svg:width="5cm" svg:height="2.5cm" svg:x="69cm" svg:y="3.75cm">
          <text:p text:style-name="P12">Ввести новый<text:line-break/>материал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3" draw:layer="layout" draw:type="line" svg:x1="69cm" svg:y1="17cm" svg:x2="73.994cm" svg:y2="15.196cm" draw:start-shape="id20" draw:start-glue-point="10" draw:end-shape="id29" draw:end-glue-point="7" svg:d="M69000 17000l4994-1804" svg:viewBox="0 0 4995 1805">
          <text:p text:style-name="P4">«включает»</text:p>
        </draw:connector>
        <draw:connector draw:style-name="gr72" draw:text-style-name="P13" draw:layer="layout" draw:type="line" svg:x1="59.25cm" svg:y1="3.625cm" svg:x2="69cm" svg:y2="5cm" draw:start-shape="id25" draw:start-glue-point="10" draw:end-shape="id30" draw:end-glue-point="6" svg:d="M59250 3625l9750 1375" svg:viewBox="0 0 9751 1376">
          <text:p text:style-name="P4">«включает»</text:p>
        </draw:connector>
        <draw:custom-shape draw:style-name="gr73" draw:text-style-name="P12" xml:id="id39" draw:id="id39" draw:layer="layout" svg:width="6.5cm" svg:height="3.75cm" svg:x="9.5cm" svg:y="31cm">
          <text:p text:style-name="P12">Добавить модель<text:line-break/>технического<text:line-break/>устройств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2" xml:id="id41" draw:id="id41" draw:layer="layout" svg:width="8.25cm" svg:height="3.5cm" svg:x="4.5cm" svg:y="35.25cm">
          <text:p text:style-name="P12">Править сведения о<text:line-break/>модели технического<text:line-break/>устройств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2" xml:id="id40" draw:id="id40" draw:layer="layout" svg:width="6.5cm" svg:height="3.75cm" svg:x="5.5cm" svg:y="39.5cm">
          <text:p text:style-name="P12">Удалить модель<text:line-break/>технического<text:line-break/>устройств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2" xml:id="id38" draw:id="id38" draw:layer="layout" svg:width="5.5cm" svg:height="3.25cm" svg:x="17.25cm" svg:y="31.5cm">
          <text:p text:style-name="P12">Найти модель<text:line-break/>технического<text:line-break/>устройств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2" xml:id="id31" draw:id="id31" draw:layer="layout" svg:width="8.25cm" svg:height="2.75cm" svg:x="73.5cm" svg:y="16.5cm">
          <text:p text:style-name="P12">Найти разновидность<text:line-break/>расходного материал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3" draw:layer="layout" draw:type="line" svg:x1="69cm" svg:y1="17cm" svg:x2="73.5cm" svg:y2="17.875cm" draw:start-shape="id20" draw:start-glue-point="10" draw:end-shape="id31" draw:end-glue-point="6" svg:d="M69000 17000l4500 875" svg:viewBox="0 0 4501 876">
          <text:p text:style-name="P4">«включает»</text:p>
        </draw:connector>
        <draw:custom-shape draw:style-name="gr77" draw:text-style-name="P12" xml:id="id35" draw:id="id35" draw:layer="layout" svg:width="6.75cm" svg:height="3cm" svg:x="47.5cm" svg:y="21.75cm">
          <text:p text:style-name="P12">Принять запрос<text:line-break/>на предоставл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xml:id="id37" draw:id="id37" draw:layer="layout" svg:width="7.5cm" svg:height="2.75cm" svg:x="34.25cm" svg:y="30cm">
          <text:p text:style-name="P12">Открыть список<text:line-break/>отосланных запрос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2" xml:id="id34" draw:id="id34" draw:layer="layout" svg:width="8.25cm" svg:height="2.5cm" svg:x="58.75cm" svg:y="20.25cm">
          <text:p text:style-name="P12">Добавить категорию<text:line-break/>расходных материал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2" xml:id="id33" draw:id="id33" draw:layer="layout" svg:width="8.5cm" svg:height="2.75cm" svg:x="64.75cm" svg:y="23cm">
          <text:p text:style-name="P12">Править категорию<text:line-break/>расходных материал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2" xml:id="id32" draw:id="id32" draw:layer="layout" svg:width="8.25cm" svg:height="3cm" svg:x="72.75cm" svg:y="20cm">
          <text:p text:style-name="P12">Удалить категорию<text:line-break/>расходных материал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draw:layer="layout" svg:width="7cm" svg:height="2.5cm" svg:x="37.25cm" svg:y="34.5cm">
          <text:p text:style-name="P12">Отправить запро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3" draw:layer="layout" draw:type="line" svg:x1="67.829cm" svg:y1="17.884cm" svg:x2="73.958cm" svg:y2="20.439cm" draw:start-shape="id20" draw:start-glue-point="9" draw:end-shape="id32" draw:end-glue-point="5" svg:d="M67829 17884l6129 2555" svg:viewBox="0 0 6130 2556">
          <text:p text:style-name="P4">«включает»</text:p>
        </draw:connector>
        <draw:connector draw:style-name="gr65" draw:text-style-name="P3" draw:layer="layout" draw:type="line" svg:x1="67.829cm" svg:y1="17.884cm" svg:x2="69cm" svg:y2="23cm" draw:start-shape="id20" draw:start-glue-point="9" draw:end-shape="id33" draw:end-glue-point="4" svg:d="M67829 17884l1171 5116" svg:viewBox="0 0 1172 5117">
          <text:p text:style-name="P4">«включает»</text:p>
        </draw:connector>
        <draw:connector draw:style-name="gr65" draw:text-style-name="P3" draw:layer="layout" draw:type="line" svg:x1="65cm" svg:y1="18.25cm" svg:x2="65.792cm" svg:y2="20.616cm" draw:start-shape="id20" draw:start-glue-point="8" draw:end-shape="id34" draw:end-glue-point="11" svg:d="M65000 18250l792 2366" svg:viewBox="0 0 793 2367">
          <text:p text:style-name="P4">«включает»</text:p>
        </draw:connector>
        <draw:connector draw:style-name="gr65" draw:text-style-name="P3" draw:layer="layout" draw:type="line" svg:x1="49.469cm" svg:y1="19.848cm" svg:x2="50.875cm" svg:y2="21.75cm" draw:start-shape="id23" draw:start-glue-point="9" draw:end-shape="id35" draw:end-glue-point="4" svg:d="M49469 19848l1406 1902" svg:viewBox="0 0 1407 1903">
          <text:p text:style-name="P4">«включает»</text:p>
        </draw:connector>
        <draw:connector draw:style-name="gr69" draw:text-style-name="P3" draw:layer="layout" draw:type="line" svg:x1="33.633cm" svg:y1="24.426cm" svg:x2="38cm" svg:y2="30cm" draw:start-shape="id36" draw:start-glue-point="4" draw:end-shape="id37" draw:end-glue-point="4" svg:d="M33633 24426l4367 5574" svg:viewBox="0 0 4368 5575">
          <text:p/>
        </draw:connector>
        <draw:custom-shape draw:style-name="gr82" draw:text-style-name="P4" xml:id="id42" draw:id="id42" draw:layer="layout" svg:width="9.5cm" svg:height="3cm" svg:x="12cm" svg:y="43cm">
          <text:p text:style-name="P4">Править список технических<text:line-break/>устройств подразделен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3" draw:layer="layout" draw:type="line" svg:x1="20.625cm" svg:y1="37.75cm" svg:x2="20cm" svg:y2="34.75cm" draw:start-shape="id28" draw:start-glue-point="4" draw:end-shape="id38" draw:end-glue-point="8" svg:d="M20625 37750l-625-3000" svg:viewBox="0 0 626 3001">
          <text:p text:style-name="P4">«включает»</text:p>
        </draw:connector>
        <draw:connector draw:style-name="gr65" draw:text-style-name="P3" draw:layer="layout" draw:type="line" svg:x1="17.885cm" svg:y1="38.116cm" svg:x2="15.049cm" svg:y2="34.201cm" draw:start-shape="id28" draw:start-glue-point="5" draw:end-shape="id39" draw:end-glue-point="9" svg:d="M17885 38116l-2836-3915" svg:viewBox="0 0 2837 3916">
          <text:p text:style-name="P4">«включает»</text:p>
        </draw:connector>
        <draw:connector draw:style-name="gr65" draw:text-style-name="P3" draw:layer="layout" draw:type="line" svg:x1="16.75cm" svg:y1="39cm" svg:x2="12cm" svg:y2="41.375cm" draw:start-shape="id28" draw:start-glue-point="6" draw:end-shape="id40" draw:end-glue-point="10" svg:d="M16750 39000l-4750 2375" svg:viewBox="0 0 4751 2376">
          <text:p text:style-name="P4">«включает»</text:p>
        </draw:connector>
        <draw:connector draw:style-name="gr65" draw:text-style-name="P3" draw:layer="layout" draw:type="line" svg:x1="17.885cm" svg:y1="38.116cm" svg:x2="12.75cm" svg:y2="37cm" draw:start-shape="id28" draw:start-glue-point="5" draw:end-shape="id41" draw:end-glue-point="10" svg:d="M17885 38116l-5135-1116" svg:viewBox="0 0 5136 1117">
          <text:p text:style-name="P4">«включает»</text:p>
        </draw:connector>
        <draw:connector draw:style-name="gr65" draw:text-style-name="P3" draw:layer="layout" draw:type="line" svg:x1="17.885cm" svg:y1="39.884cm" svg:x2="16.75cm" svg:y2="43cm" draw:start-shape="id28" draw:start-glue-point="7" draw:end-shape="id42" draw:end-glue-point="4" svg:d="M17885 39884l-1135 3116" svg:viewBox="0 0 1136 3117">
          <text:p text:style-name="P4">«включает»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roman" style:font-pitch="variable"/>
    <style:font-face style:name="Arial" svg:font-family="Arial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Line_20_short" draw:display-name="Line short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Triangle_20_unfilled" draw:display-name="Triangle unfilled" svg:viewBox="0 0 3000 3000" svg:d="M1500 0l1500 3000h-3000zM1500 447l-1176 2353h2353z"/>
    <draw:marker draw:name="Стили_20_стрелок_20_3" draw:display-name="Стили стрелок 3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000000" draw:marker-start-width="0.25cm" draw:marker-start-center="false" draw:marker-end-width="0.2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style-name="Обычный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Arial2" fo:font-family="Arial" style:font-style-name="Обычный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Arial2" fo:font-family="Arial" style:font-style-name="Обычный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2cm" fo:margin-right="0.5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23T11:15:29.495000000</dc:date>
    <meta:editing-duration>PT13H54M48S</meta:editing-duration>
    <meta:editing-cycles>10</meta:editing-cycles>
    <meta:generator>LibreOffice/7.1.6.2$Windows_X86_64 LibreOffice_project/0e133318fcee89abacd6a7d077e292f1145735c3</meta:generator>
    <meta:document-statistic meta:object-count="142"/>
  </office:meta>
</office:document-meta>
</file>